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Ubuntu Mono" fo:font-size="8pt" fo:language="ru" fo:country="RU" style:text-underline-style="none" officeooo:rsid="003b8dec" officeooo:paragraph-rsid="0031b2f4" style:font-size-asian="8pt" style:language-asian="ru" style:country-asian="RU" style:font-name-complex="Times New Roman1" style:font-size-complex="8pt" style:language-complex="ar" style:country-complex="S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419f6d" officeooo:paragraph-rsid="00419f6d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1" style:family="paragraph" style:parent-style-name="Standard" style:list-style-name="WWNum1"/>
    <style:style style:name="P32" style:family="paragraph" style:parent-style-name="Standard" style:list-style-name="WWNum1">
      <style:text-properties fo:color="#bbb529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3dad72"/>
    </style:style>
    <style:style style:name="P37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419f6d" officeooo:paragraph-rsid="00419f6d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43c775" officeooo:paragraph-rsid="0043c775" style:font-size-asian="10pt" style:font-style-asian="italic" style:font-size-complex="10pt" style:font-style-complex="italic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style:text-underline-style="solid" style:text-underline-width="auto" style:text-underline-color="font-color" officeooo:rsid="00419f6d"/>
    </style:style>
    <style:style style:name="T6" style:family="text">
      <style:text-properties style:font-name="Times New Roman" style:text-underline-style="solid" style:text-underline-width="auto" style:text-underline-color="font-color" officeooo:rsid="0043c775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dad72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400054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419f6d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43c775" style:font-size-asian="10pt" style:font-size-complex="10pt"/>
    </style:style>
    <style:style style:name="T18" style:family="text">
      <style:text-properties style:font-name="Times New Roman" fo:font-size="10pt" fo:language="en" fo:country="US" style:font-size-asian="10pt" style:font-size-complex="10pt"/>
    </style:style>
    <style:style style:name="T19" style:family="text">
      <style:text-properties style:font-name="Times New Roman" fo:font-size="10pt" fo:language="en" fo:country="US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419f6d" style:font-size-asian="10pt" style:font-size-complex="10pt"/>
    </style:style>
    <style:style style:name="T23" style:family="text">
      <style:text-properties style:font-name="Times New Roman" fo:font-size="10pt" fo:language="en" fo:country="US" style:text-underline-style="solid" style:text-underline-width="auto" style:text-underline-color="font-color" officeooo:rsid="0043c775" style:font-size-asian="10pt" style:font-size-complex="10pt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DejaVu Sans Mono"/>
    </style:style>
    <style:style style:name="T28" style:family="text">
      <style:text-properties fo:color="#000000" style:font-name="Times New Roman" fo:font-size="10pt" style:text-underline-style="solid" style:text-underline-width="auto" style:text-underline-color="font-color" officeooo:rsid="00419f6d" style:font-size-asian="10pt" style:font-size-complex="10pt"/>
    </style:style>
    <style:style style:name="T29" style:family="text">
      <style:text-properties fo:color="#bbb529"/>
    </style:style>
    <style:style style:name="T30" style:family="text">
      <style:text-properties fo:color="#6a8759"/>
    </style:style>
    <style:style style:name="T31" style:family="text">
      <style:text-properties fo:color="#6a8759" style:font-name="DejaVu Sans Mono"/>
    </style:style>
    <style:style style:name="T32" style:family="text">
      <style:text-properties fo:color="#cc7832"/>
    </style:style>
    <style:style style:name="T33" style:family="text">
      <style:text-properties fo:color="#cc7832" fo:font-weight="bold"/>
    </style:style>
    <style:style style:name="T34" style:family="text">
      <style:text-properties fo:color="#cc7832" style:font-name="DejaVu Sans Mono"/>
    </style:style>
    <style:style style:name="T35" style:family="text">
      <style:text-properties fo:color="#cc7832" style:font-name="DejaVu Sans Mono" fo:font-weight="bold"/>
    </style:style>
    <style:style style:name="T36" style:family="text">
      <style:text-properties fo:color="#ffc66d"/>
    </style:style>
    <style:style style:name="T37" style:family="text">
      <style:text-properties fo:color="#6897bb"/>
    </style:style>
    <style:style style:name="T38" style:family="text">
      <style:text-properties fo:color="#6897bb" style:font-name="DejaVu Sans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1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field:fieldmark-start text:name="__Fieldmark__2309_2031879960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0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6"><text:span text:style-name="T2">Отчёт по лабораторной работе</text:span><text:span text:style-name="T1"> №</text:span><text:span text:style-name="T3"><text:tab/></text:span><text:span text:style-name="T4">1</text:span><text:span text:style-name="T6">4</text:span><text:span text:style-name="T3"><text:tab/></text:span><text:span text:style-name="T1"> по курсу </text:span><text:span text:style-name="T3"><text:tab/>1<text:tab/></text:span></text:p>
            <text:p text:style-name="P7"><text:span text:style-name="T7">студента группы </text:span><text:span text:style-name="T9">102</text:span><text:span text:style-name="T7"> <text:s text:c="2"/></text:span><text:span text:style-name="T8"><text:tab/></text:span><text:span text:style-name="T9">Баталова М.А.</text:span><text:span text:style-name="T8"><text:tab/><text:tab/><text:tab/></text:span><text:span text:style-name="T7">, № по списку <text:s/></text:span><text:span text:style-name="T8"><text:tab/></text:span><text:span text:style-name="T9">3</text:span><text:span text:style-name="T8"><text:tab/></text:span></text:p>
            <text:p text:style-name="P7"><text:span text:style-name="T7">Адреса </text:span><text:span text:style-name="T18">www</text:span><text:span text:style-name="T7">, </text:span><text:span text:style-name="T18">e</text:span><text:span text:style-name="T7">-</text:span><text:span text:style-name="T18">mail</text:span><text:span text:style-name="T7">, </text:span><text:span text:style-name="T18">jabber</text:span><text:span text:style-name="T7">, </text:span><text:span text:style-name="T18">skype</text:span><text:span text:style-name="T7"> </text:span><text:span text:style-name="T8"><text:tab/></text:span><text:span text:style-name="T21">etrymax@gmail.com</text:span><text:span text:style-name="T8"><text:tab/><text:tab/><text:tab/><text:tab/></text:span></text:p>
            <text:p text:style-name="P7"><text:span text:style-name="T7">Работа выполнена: “</text:span><text:span text:style-name="T8"> </text:span><text:span text:style-name="T16">5</text:span><text:span text:style-name="T8"> </text:span><text:span text:style-name="T7">“ </text:span><text:span text:style-name="T8"><text:tab/></text:span><text:span text:style-name="T14">декабря</text:span><text:span text:style-name="T8"><text:tab/><text:tab/></text:span><text:span text:style-name="T7"> 2018</text:span><text:span text:style-name="T8"><text:tab/></text:span><text:span text:style-name="T7">г.<text:tab/><text:tab/></text:span></text:p>
            <text:p text:style-name="P7"><text:span text:style-name="T7">Преподаватель:</text:span><text:span text:style-name="T8"><text:tab/><text:tab/></text:span><text:span text:style-name="T7"> каф.806 </text:span><text:span text:style-name="T8"><text:tab/>Ефименко Н.А.<text:tab/><text:tab/><text:tab/><text:tab/></text:span></text:p>
            <text:p text:style-name="P7"><text:span text:style-name="T7">Входной контроль знаний с оценкой </text:span><text:span text:style-name="T8"><text:tab/><text:tab/><text:tab/><text:tab/><text:tab/></text:span></text:p>
            <text:p text:style-name="P7"><text:span text:style-name="T7">Отчёт сдан “</text:span><text:span text:style-name="T8"> <text:s text:c="2"/></text:span><text:span text:style-name="T7">“ </text:span><text:span text:style-name="T8"><text:tab/></text:span><text:span text:style-name="T15">декабря</text:span><text:span text:style-name="T8"><text:tab/></text:span><text:span text:style-name="T7"> 2018</text:span><text:span text:style-name="T8"><text:tab/></text:span><text:span text:style-name="T7">г., итоговая оценка </text:span><text:span text:style-name="T8"><text:tab/><text:tab/></text:span></text:p>
            <text:p text:style-name="P7"><text:span text:style-name="T7">Подпись преподавателя </text:span><text:span text:style-name="T8"><text:tab/><text:tab/><text:tab/><text:tab/></text:span></text:p>
          </table:table-cell>
        </table:table-row>
      </table:table>
      <text:p text:style-name="P8"/>
      <text:list xml:id="list2480944191959899435" text:style-name="WWNum1">
        <text:list-item>
          <text:p text:style-name="P34"><text:span text:style-name="T24">Тема</text:span><text:span text:style-name="T7">: <text:s/></text:span><text:span text:style-name="T23">Вложенные циклы с параметрами. Обход и линеаризация матриц</text:span></text:p>
        </text:list-item>
      </text:list>
      <text:p text:style-name="P9"/>
      <text:list xml:id="list104124663541800" text:continue-numbering="true" text:style-name="WWNum1">
        <text:list-item>
          <text:p text:style-name="P35"><text:span text:style-name="T24">Цель работы</text:span><text:span text:style-name="T7">: <text:s/></text:span><text:span text:style-name="T12">Научится </text:span><text:span text:style-name="T17">обходить и линеаризовывать матрицы</text:span></text:p>
        </text:list-item>
      </text:list>
      <text:p text:style-name="P9"/>
      <text:list xml:id="list104125988952818" text:continue-numbering="true" text:style-name="WWNum1">
        <text:list-item>
          <text:p text:style-name="P33"><text:span text:style-name="T24">Задание</text:span><text:span text:style-name="T7"> (</text:span><text:span text:style-name="T25">вариант №</text:span><text:span text:style-name="T7">): <text:s/></text:span><text:span text:style-name="T13">3.</text:span></text:p>
        </text:list-item>
      </text:list>
      <text:p text:style-name="P9"/>
      <text:list xml:id="list104124564373968" text:continue-numbering="true" text:style-name="WWNum1">
        <text:list-item>
          <text:p text:style-name="P33"><text:span text:style-name="T24">Оборудование</text:span><text:span text:style-name="T7"> (</text:span><text:span text:style-name="T25">лабораторное</text:span><text:span text:style-name="T7">):</text:span></text:p>
        </text:list-item>
      </text:list>
      <text:p text:style-name="P22"><text:span text:style-name="T7">ЭВМ </text:span><text:span text:style-name="T8"><text:tab/><text:tab/></text:span><text:span text:style-name="T7">, процессор </text:span><text:span text:style-name="T8"><text:tab/><text:tab/></text:span><text:span text:style-name="T7">, имя узла сети </text:span><text:span text:style-name="T8"><text:tab/><text:tab/><text:tab/></text:span><text:span text:style-name="T7"> с ОП </text:span><text:span text:style-name="T8"><text:tab/><text:tab/> <text:s text:c="8"/></text:span><text:span text:style-name="T7"><text:s/>МБ</text:span></text:p>
      <text:p text:style-name="P24"><text:span text:style-name="T7">НМД </text:span><text:span text:style-name="T8"><text:tab/><text:tab/></text:span><text:span text:style-name="T7"> ГБ. <text:s/>Терминал </text:span><text:span text:style-name="T8"><text:tab/><text:tab/></text:span><text:span text:style-name="T7"> адрес </text:span><text:span text:style-name="T8"><text:tab/><text:tab/><text:tab/></text:span><text:span text:style-name="T7">. Принтер </text:span><text:span text:style-name="T8"><text:tab/><text:tab/><text:tab/></text:span></text:p>
      <text:p text:style-name="P24"><text:span text:style-name="T7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Оборудование ПЭВМ студента, если использовалось:</text:p>
      <text:p text:style-name="P24"><text:span text:style-name="T7">Процессор</text:span><text:span text:style-name="T18"> </text:span><text:span text:style-name="T20"><text:tab/>Intel </text:span><text:span text:style-name="T21">pentium n4200</text:span><text:span text:style-name="T18">, </text:span><text:span text:style-name="T7">ОП</text:span><text:span text:style-name="T18"> </text:span><text:span text:style-name="T21">5900</text:span><text:span text:style-name="T18"> </text:span><text:span text:style-name="T7">МБ</text:span><text:span text:style-name="T18">, </text:span><text:span text:style-name="T7">НМД</text:span><text:span text:style-name="T18"> </text:span><text:span text:style-name="T21">5.7</text:span><text:span text:style-name="T20"><text:tab/></text:span><text:span text:style-name="T18"> </text:span><text:span text:style-name="T19">ГБ</text:span><text:span text:style-name="T18">. </text:span><text:span text:style-name="T7">Монитор </text:span><text:span text:style-name="T8"><text:tab/></text:span><text:span text:style-name="T20">TFT</text:span><text:span text:style-name="T8">, встроенный<text:tab/></text:span></text:p>
      <text:p text:style-name="P24"><text:span text:style-name="T7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04125742401856" text:continue-numbering="true" text:style-name="WWNum1">
        <text:list-item>
          <text:p text:style-name="P33"><text:span text:style-name="T24">Программное обеспечение</text:span><text:span text:style-name="T7"> (</text:span><text:span text:style-name="T25">лабораторное</text:span><text:span text:style-name="T7">):</text:span></text:p>
        </text:list-item>
      </text:list>
      <text:p text:style-name="P22"><text:span text:style-name="T7">Операционная система семейства </text:span><text:span text:style-name="T8"><text:tab/><text:tab/></text:span><text:span text:style-name="T7">, наименование </text:span><text:span text:style-name="T8"><text:tab/><text:tab/><text:tab/><text:tab/></text:span><text:span text:style-name="T7"> версия </text:span><text:span text:style-name="T8"><text:tab/><text:tab/></text:span></text:p>
      <text:p text:style-name="P22"><text:span text:style-name="T7">Интерпретатор команд </text:span><text:span text:style-name="T8"><text:tab/><text:tab/><text:tab/><text:tab/><text:tab/><text:tab/><text:tab/></text:span><text:span text:style-name="T7"> версия </text:span><text:span text:style-name="T8"><text:tab/><text:tab/><text:tab/></text:span></text:p>
      <text:p text:style-name="P22"><text:span text:style-name="T7">Система программирования </text:span><text:span text:style-name="T8"><text:tab/><text:tab/><text:tab/><text:tab/><text:tab/><text:tab/><text:tab/></text:span><text:span text:style-name="T7"> версия </text:span><text:span text:style-name="T8"><text:tab/><text:tab/><text:tab/></text:span></text:p>
      <text:p text:style-name="P22"><text:span text:style-name="T7">Редактор текстов </text:span><text:span text:style-name="T8"><text:tab/><text:tab/><text:tab/><text:tab/><text:tab/><text:tab/><text:tab/><text:tab/></text:span><text:span text:style-name="T7"> версия </text:span><text:span text:style-name="T8"><text:tab/><text:tab/><text:tab/></text:span></text:p>
      <text:p text:style-name="P22"><text:span text:style-name="T7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7">Прикладные системы и программы </text:span><text:span text:style-name="T8"><text:tab/><text:tab/><text:tab/><text:tab/><text:tab/><text:tab/><text:tab/><text:tab/><text:tab/></text:span></text:p>
      <text:p text:style-name="P22"><text:span text:style-name="T7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Программное обеспечение ЭВМ студента, если использовалось:</text:p>
      <text:p text:style-name="P22"><text:span text:style-name="T7">Операционная система семейства </text:span><text:span text:style-name="T8"><text:tab/></text:span><text:span text:style-name="T20">UNIX</text:span><text:span text:style-name="T8"><text:tab/></text:span><text:span text:style-name="T7">, наименование </text:span><text:span text:style-name="T8"><text:tab/></text:span><text:span text:style-name="T21">Debian</text:span><text:span text:style-name="T8"><text:tab/></text:span><text:span text:style-name="T7"> версия </text:span><text:span text:style-name="T8"><text:tab/></text:span><text:span text:style-name="T9">9.5</text:span><text:span text:style-name="T8"><text:tab/></text:span></text:p>
      <text:p text:style-name="P22"><text:span text:style-name="T7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7"> версия </text:span><text:span text:style-name="T8"><text:tab/></text:span><text:span text:style-name="T9">4.4.12</text:span><text:span text:style-name="T8"><text:tab/><text:tab/></text:span></text:p>
      <text:p text:style-name="P22"><text:span text:style-name="T7">Система программирования </text:span><text:span text:style-name="T8"><text:tab/><text:tab/><text:tab/><text:tab/><text:tab/><text:tab/><text:tab/></text:span><text:span text:style-name="T7"> версия </text:span><text:span text:style-name="T8"><text:tab/><text:tab/><text:tab/></text:span></text:p>
      <text:p text:style-name="P22"><text:span text:style-name="T7">Редактор текстов </text:span><text:span text:style-name="T8"><text:tab/><text:tab/></text:span><text:span text:style-name="T21">nano</text:span><text:span text:style-name="T8"><text:tab/><text:tab/><text:tab/><text:tab/><text:tab/><text:tab/></text:span><text:span text:style-name="T7"> версия </text:span><text:span text:style-name="T8"><text:tab/></text:span><text:span text:style-name="T20"> <text:s text:c="2"/></text:span><text:span text:style-name="T8"><text:tab/></text:span></text:p>
      <text:p text:style-name="P22"><text:span text:style-name="T7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7">Прикладные системы и программы </text:span><text:span text:style-name="T8"><text:tab/><text:tab/><text:tab/><text:tab/><text:tab/><text:tab/><text:tab/><text:tab/><text:tab/></text:span></text:p>
      <text:p text:style-name="P22"><text:span text:style-name="T7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27"/>
      <text:p text:style-name="P27"/>
      <text:p text:style-name="P27"/>
      <text:p text:style-name="P27"/>
      <text:p text:style-name="P27"/>
      <text:list xml:id="list104125510030964" text:continue-numbering="true" text:style-name="WWNum1">
        <text:list-item>
          <text:p text:style-name="P36"><text:span text:style-name="T24">Идея, метод, алгоритм</text:span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2"/>
                      <text:p text:style-name="P31"><text:soft-page-break/><text:span text:style-name="T29">#include </text:span><text:span text:style-name="T30">&lt;stdio.h&gt;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33">const int </text:span>N=<text:span text:style-name="T37">1000</text:span><text:span text:style-name="T32">;</text:span></text:p>
      <text:p text:style-name="Standard"><text:span text:style-name="T33">int </text:span>main(){</text:p>
      <text:p text:style-name="Standard"><text:s text:c="4"/><text:span text:style-name="T35">int </text:span><text:span text:style-name="T27">A[N][N]</text:span><text:span text:style-name="T34">;</text:span></text:p>
      <text:p text:style-name="Standard"><text:span text:style-name="T32"><text:s text:c="4"/></text:span><text:span text:style-name="T35">int </text:span><text:span text:style-name="T27">num</text:span><text:span text:style-name="T34">;</text:span></text:p>
      <text:p text:style-name="Standard"><text:span text:style-name="T32"><text:s text:c="4"/></text:span><text:span text:style-name="T35">int </text:span><text:span text:style-name="T27">*p</text:span><text:span text:style-name="T34">;</text:span></text:p>
      <text:p text:style-name="Standard"><text:span text:style-name="T32"><text:s text:c="4"/></text:span><text:span text:style-name="T35">while</text:span><text:span text:style-name="T27">(</text:span><text:span text:style-name="T38">1</text:span><text:span text:style-name="T27">) {</text:span></text:p>
      <text:p text:style-name="Standard"><text:s text:c="8"/><text:span text:style-name="T27">scanf(</text:span><text:span text:style-name="T31">"%d"</text:span><text:span text:style-name="T34">, </text:span><text:span text:style-name="T27">&amp;num)</text:span><text:span text:style-name="T34">;</text:span></text:p>
      <text:p text:style-name="Standard"><text:span text:style-name="T32"><text:s text:c="8"/></text:span><text:span text:style-name="T35">if </text:span><text:span text:style-name="T27">(num == -</text:span><text:span text:style-name="T38">1</text:span><text:span text:style-name="T27">) </text:span><text:span text:style-name="T35">break</text:span><text:span text:style-name="T34">;</text:span></text:p>
      <text:p text:style-name="Standard"><text:span text:style-name="T32"><text:s text:c="8"/></text:span><text:span text:style-name="T35">for </text:span><text:span text:style-name="T27">(</text:span><text:span text:style-name="T35">int </text:span><text:span text:style-name="T27">i = </text:span><text:span text:style-name="T38">0</text:span><text:span text:style-name="T34">; </text:span><text:span text:style-name="T27">i &lt; num</text:span><text:span text:style-name="T34">; </text:span><text:span text:style-name="T27">i++) {</text:span></text:p>
      <text:p text:style-name="Standard"><text:s text:c="12"/><text:span text:style-name="T35">for </text:span><text:span text:style-name="T27">(</text:span><text:span text:style-name="T35">int </text:span><text:span text:style-name="T27">j = </text:span><text:span text:style-name="T38">0</text:span><text:span text:style-name="T34">; </text:span><text:span text:style-name="T27">j &lt; num</text:span><text:span text:style-name="T34">; </text:span><text:span text:style-name="T27">j++) {</text:span></text:p>
      <text:p text:style-name="Standard"><text:s text:c="16"/><text:span text:style-name="T27">scanf(</text:span><text:span text:style-name="T31">"%d"</text:span><text:span text:style-name="T34">, </text:span><text:span text:style-name="T27">&amp;A[i][j])</text:span><text:span text:style-name="T34">;</text:span></text:p>
      <text:p text:style-name="Standard"><text:span text:style-name="T32"><text:s text:c="16"/></text:span><text:span text:style-name="T27">printf(</text:span><text:span text:style-name="T31">"%d "</text:span><text:span text:style-name="T34">, </text:span><text:span text:style-name="T27">A[i][j])</text:span><text:span text:style-name="T34">;</text:span></text:p>
      <text:p text:style-name="Standard"><text:span text:style-name="T32"><text:s text:c="12"/></text:span><text:span text:style-name="T27">}</text:span></text:p>
      <text:p text:style-name="Standard"><text:s text:c="12"/><text:span text:style-name="T27">printf(</text:span><text:span text:style-name="T31">"</text:span><text:span text:style-name="T34">\n</text:span><text:span text:style-name="T31">"</text:span><text:span text:style-name="T27">)</text:span><text:span text:style-name="T34">;</text:span></text:p>
      <text:p text:style-name="Standard"><text:span text:style-name="T32"><text:s text:c="8"/></text:span><text:span text:style-name="T27">}</text:span></text:p>
      <text:p text:style-name="Standard"><text:s text:c="8"/><text:span text:style-name="T35">if </text:span><text:span text:style-name="T27">(num == </text:span><text:span text:style-name="T38">1</text:span><text:span text:style-name="T27">) </text:span><text:span text:style-name="T35">return </text:span><text:span text:style-name="T38">0</text:span><text:span text:style-name="T34">;</text:span></text:p>
      <text:p text:style-name="Standard"><text:span text:style-name="T32"><text:s text:c="8"/></text:span><text:span text:style-name="T35">int </text:span><text:span text:style-name="T27">nn = </text:span><text:span text:style-name="T38">0</text:span><text:span text:style-name="T34">;</text:span></text:p>
      <text:p text:style-name="Standard"><text:span text:style-name="T32"><text:s text:c="8"/></text:span><text:span text:style-name="T35">while </text:span><text:span text:style-name="T27">(nn != num - </text:span><text:span text:style-name="T38">1</text:span><text:span text:style-name="T27">) {</text:span></text:p>
      <text:p text:style-name="Standard"><text:s text:c="12"/><text:span text:style-name="T35">for </text:span><text:span text:style-name="T27">(</text:span><text:span text:style-name="T35">int </text:span><text:span text:style-name="T27">i = num - </text:span><text:span text:style-name="T38">1</text:span><text:span text:style-name="T34">; </text:span><text:span text:style-name="T27">i &gt;= num - </text:span><text:span text:style-name="T38">1 </text:span><text:span text:style-name="T27">- nn</text:span><text:span text:style-name="T34">; </text:span><text:span text:style-name="T27">i -= </text:span><text:span text:style-name="T38">1</text:span><text:span text:style-name="T27">) {</text:span></text:p>
      <text:p text:style-name="Standard"><text:s text:c="16"/><text:span text:style-name="T35">for </text:span><text:span text:style-name="T27">(</text:span><text:span text:style-name="T35">int </text:span><text:span text:style-name="T27">j = num - </text:span><text:span text:style-name="T38">1</text:span><text:span text:style-name="T34">; </text:span><text:span text:style-name="T27">j &gt;= num - </text:span><text:span text:style-name="T38">1 </text:span><text:span text:style-name="T27">- nn</text:span><text:span text:style-name="T34">; </text:span><text:span text:style-name="T27">j -= </text:span><text:span text:style-name="T38">1</text:span><text:span text:style-name="T27">) {</text:span></text:p>
      <text:p text:style-name="Standard"><text:s text:c="20"/><text:span text:style-name="T35">if </text:span><text:span text:style-name="T27">((i - (num - </text:span><text:span text:style-name="T38">1 </text:span><text:span text:style-name="T27">- nn)) + (j - (num - </text:span><text:span text:style-name="T38">1 </text:span><text:span text:style-name="T27">- nn)) == nn) {</text:span></text:p>
      <text:p text:style-name="Standard"><text:s text:c="24"/><text:span text:style-name="T27">printf(</text:span><text:span text:style-name="T31">"%d "</text:span><text:span text:style-name="T34">, </text:span><text:span text:style-name="T27">A[i][j])</text:span><text:span text:style-name="T34">;</text:span></text:p>
      <text:p text:style-name="Standard"><text:span text:style-name="T32"><text:s text:c="20"/></text:span><text:span text:style-name="T27">}</text:span></text:p>
      <text:p text:style-name="Standard"><text:s text:c="16"/><text:span text:style-name="T27">}</text:span></text:p>
      <text:p text:style-name="Standard"><text:s text:c="12"/><text:span text:style-name="T27">}</text:span></text:p>
      <text:p text:style-name="Standard"><text:s text:c="12"/><text:span text:style-name="T27">nn += </text:span><text:span text:style-name="T38">1</text:span><text:span text:style-name="T34">;</text:span></text:p>
      <text:p text:style-name="Standard"><text:span text:style-name="T32"><text:s text:c="8"/></text:span><text:span text:style-name="T27">}</text:span></text:p>
      <text:p text:style-name="Standard"><text:s text:c="8"/><text:span text:style-name="T35">for </text:span><text:span text:style-name="T27">(</text:span><text:span text:style-name="T35">int </text:span><text:span text:style-name="T27">i = num - </text:span><text:span text:style-name="T38">1</text:span><text:span text:style-name="T34">; </text:span><text:span text:style-name="T27">i &gt;= </text:span><text:span text:style-name="T38">0</text:span><text:span text:style-name="T34">; </text:span><text:span text:style-name="T27">i--) {</text:span></text:p>
      <text:p text:style-name="Standard"><text:s text:c="12"/><text:span text:style-name="T27">printf(</text:span><text:span text:style-name="T31">"%d "</text:span><text:span text:style-name="T34">, </text:span><text:span text:style-name="T27">A[i][num - </text:span><text:span text:style-name="T38">1 </text:span><text:span text:style-name="T27">- i])</text:span><text:span text:style-name="T34">;</text:span></text:p>
      <text:p text:style-name="Standard"><text:span text:style-name="T32"><text:s text:c="8"/></text:span><text:span text:style-name="T27">}</text:span></text:p>
      <text:p text:style-name="Standard"><text:s text:c="8"/><text:span text:style-name="T27">nn -= </text:span><text:span text:style-name="T38">1</text:span><text:span text:style-name="T34">;</text:span></text:p>
      <text:p text:style-name="Standard"><text:span text:style-name="T32"><text:s text:c="8"/></text:span><text:span text:style-name="T35">while </text:span><text:span text:style-name="T27">(nn &gt;= </text:span><text:span text:style-name="T38">0</text:span><text:span text:style-name="T27">) {</text:span></text:p>
      <text:p text:style-name="Standard"><text:s text:c="12"/><text:span text:style-name="T35">for </text:span><text:span text:style-name="T27">(</text:span><text:span text:style-name="T35">int </text:span><text:span text:style-name="T27">i = nn</text:span><text:span text:style-name="T34">; </text:span><text:span text:style-name="T27">i &gt;= </text:span><text:span text:style-name="T38">0</text:span><text:span text:style-name="T34">; </text:span><text:span text:style-name="T27">i -= </text:span><text:span text:style-name="T38">1</text:span><text:span text:style-name="T27">) {</text:span></text:p>
      <text:p text:style-name="Standard"><text:s text:c="16"/><text:span text:style-name="T35">for </text:span><text:span text:style-name="T27">(</text:span><text:span text:style-name="T35">int </text:span><text:span text:style-name="T27">j = nn</text:span><text:span text:style-name="T34">; </text:span><text:span text:style-name="T27">j &gt;= </text:span><text:span text:style-name="T38">0</text:span><text:span text:style-name="T34">; </text:span><text:span text:style-name="T27">j -= </text:span><text:span text:style-name="T38">1</text:span><text:span text:style-name="T27">) {</text:span></text:p>
      <text:p text:style-name="Standard"><text:s text:c="20"/><text:span text:style-name="T35">if </text:span><text:span text:style-name="T27">((i + j) == nn) {</text:span></text:p>
      <text:p text:style-name="Standard"><text:s text:c="24"/><text:span text:style-name="T27">printf(</text:span><text:span text:style-name="T31">"%d "</text:span><text:span text:style-name="T34">, </text:span><text:span text:style-name="T27">A[i][j])</text:span><text:span text:style-name="T34">;</text:span></text:p>
      <text:p text:style-name="Standard"><text:span text:style-name="T32"><text:s text:c="20"/></text:span><text:span text:style-name="T27">}</text:span></text:p>
      <text:p text:style-name="Standard"><text:s text:c="16"/><text:span text:style-name="T27">}</text:span></text:p>
      <text:p text:style-name="Standard"><text:s text:c="12"/><text:span text:style-name="T27">}</text:span></text:p>
      <text:p text:style-name="Standard"><text:s text:c="12"/><text:span text:style-name="T27">nn -= </text:span><text:span text:style-name="T38">1</text:span><text:span text:style-name="T34">;</text:span></text:p>
      <text:p text:style-name="Standard"><text:span text:style-name="T32"><text:s text:c="8"/></text:span><text:span text:style-name="T27">}</text:span></text:p>
      <text:p text:style-name="Standard"><text:s text:c="8"/><text:span text:style-name="T27">printf(</text:span><text:span text:style-name="T31">"</text:span><text:span text:style-name="T34">\n</text:span><text:span text:style-name="T31">"</text:span><text:span text:style-name="T27">)</text:span><text:span text:style-name="T34">;</text:span></text:p>
      <text:p text:style-name="Standard"><text:span text:style-name="T32"><text:s text:c="8"/></text:span><text:span text:style-name="T27">printf(</text:span><text:span text:style-name="T31">"</text:span><text:span text:style-name="T34">\n</text:span><text:span text:style-name="T31">"</text:span><text:span text:style-name="T27">)</text:span><text:span text:style-name="T34">;</text:span></text:p>
      <text:p text:style-name="Standard"><text:span text:style-name="T32"><text:s text:c="4"/></text:span><text:span text:style-name="T27">}</text:span></text:p>
      <text:p text:style-name="Standard">}</text:p>
      <text:list xml:id="list104126049892260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  <text:p text:style-name="P31"/>
                      <text:p text:style-name="P31"/>
                    </text:list-header>
                  </text:list>
                </text:list-item>
              </text:list>
            </text:list-item>
          </text:list>
        </text:list-item>
        <text:list-item>
          <text:p text:style-name="P33"><text:span text:style-name="T24">Сценарий выполнения работы</text:span><text:span text:style-name="T7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17">Ввод:</text:p>
      <text:p text:style-name="P39">3</text:p>
      <text:p text:style-name="P39"><text:soft-page-break/>1 2 3</text:p>
      <text:p text:style-name="P39">4 5 6</text:p>
      <text:p text:style-name="P39">7 8 9</text:p>
      <text:p text:style-name="P17">Вывод:</text:p>
      <text:p text:style-name="P39">9 8 6 7 5 3 4 2 1</text:p>
      <text:p text:style-name="P16"/>
      <text:p text:style-name="P16"/>
      <text:p text:style-name="P16"/>
      <text:p text:style-name="P16"/>
      <text:p text:style-name="P16"/>
      <text:p text:style-name="P4"><text:span text:style-name="T25">Пункты 1-7 отчёта составляются </text:span><text:span text:style-name="T26">строго до</text:span><text:span text:style-name="T25"> начала лабораторной работы.</text:span></text:p>
      <text:p text:style-name="P14"/>
      <text:p text:style-name="P21"><text:span text:style-name="T7">Допущен к выполнению работы. Подпись преподавателя </text:span><text:span text:style-name="T8"><text:tab/><text:tab/><text:tab/><text:tab/></text:span></text:p>
      <text:p text:style-name="P10"/>
      <text:p text:style-name="P10"/>
      <text:p text:style-name="P13"/>
      <text:p text:style-name="P15"/>
      <text:p text:style-name="P15"/>
      <text:p text:style-name="P15"/>
      <text:list xml:id="list104126544068058" text:continue-numbering="true" text:style-name="WWNum1">
        <text:list-item>
          <text:p text:style-name="P33"><text:span text:style-name="T24">Распечатка протокола</text:span><text:span text:style-name="T7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3"/>
      <text:p text:style-name="P1"/>
      <text:p text:style-name="P19"/>
      <text:list xml:id="list104125751974557" text:continue-numbering="true" text:style-name="WWNum1">
        <text:list-item>
          <text:p text:style-name="P37"><text:span text:style-name="T24">Дневник отладки</text:span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11"/>
      <text:list xml:id="list104125338915850" text:continue-numbering="true" text:style-name="WWNum1">
        <text:list-item>
          <text:p text:style-name="P33"><text:span text:style-name="T7">Замечание автора по существу работы </text:span><text:span text:style-name="T10">Замечаний нет</text:span></text:p>
        </text:list-item>
      </text:list>
      <text:p text:style-name="P26"/>
      <text:list xml:id="list104125293714694" text:continue-numbering="true" text:style-name="WWNum1">
        <text:list-item>
          <text:p text:style-name="P33"><text:span text:style-name="T7">Выводы <text:s/></text:span><text:span text:style-name="T8"><text:tab/></text:span><text:span text:style-name="T10">В ходе работы научился </text:span><text:span text:style-name="T17">делать обход матриц.</text:span></text:p>
        </text:list-item>
      </text:list>
      <text:p text:style-name="P26"><text:soft-page-break/></text:p>
      <text:p text:style-name="P23"><text:span text:style-name="T7">Недочеты, допущенные при выполнении задания, могут быть устранены следующим образом </text:span><text:span text:style-name="T8"><text:tab/></text:span></text:p>
      <text:p text:style-name="P23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30"><text:span text:style-name="T7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2-08T10:40:40.426130042</dc:date>
    <meta:print-date>2018-12-07T20:40:47.128375385</meta:print-date>
    <meta:editing-cycles>34</meta:editing-cycles>
    <meta:editing-duration>PT17H23M1S</meta:editing-duration>
    <meta:generator>LibreOffice/5.2.7.2$Linux_X86_64 LibreOffice_project/20m0$Build-2</meta:generator>
    <meta:document-statistic meta:table-count="2" meta:image-count="1" meta:object-count="0" meta:page-count="4" meta:paragraph-count="108" meta:word-count="580" meta:character-count="4153" meta:non-whitespace-character-count="2844"/>
    <meta:user-defined meta:name="Operator">comp</meta:user-defined>
  </office:meta>
</office:document-meta>
</file>